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78376" calcext:value-type="float">
            <text:p>220.1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4-09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51456" calcext:value-type="float">
            <text:p>218.1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4-06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54376" calcext:value-type="float">
            <text:p>218.6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4-03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20848" calcext:value-type="float">
            <text:p>218.6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3-12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10408" calcext:value-type="float">
            <text:p>218.9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3-06-2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3-03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6288" calcext:value-type="float">
            <text:p>216.4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2-12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6808" calcext:value-type="float">
            <text:p>216.7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2-09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2-06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55872" calcext:value-type="float">
            <text:p>219.9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2-03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644" calcext:value-type="float">
            <text:p>219.1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1-12-1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4576" calcext:value-type="float">
            <text:p>216.4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1-09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1168" calcext:value-type="float">
            <text:p>217.3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1-07-01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84728" calcext:value-type="float">
            <text:p>219.1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1-03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77136" calcext:value-type="float">
            <text:p>217.8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0-12-2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1336" calcext:value-type="float">
            <text:p>217.1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3264" calcext:value-type="float">
            <text:p>215.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768" calcext:value-type="float">
            <text:p>213.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7128" calcext:value-type="float">
            <text:p>212.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04" calcext:value-type="float">
            <text:p>212.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2096" calcext:value-type="float">
            <text:p>213.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704" calcext:value-type="float">
            <text:p>212.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256" calcext:value-type="float">
            <text:p>210.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0344" calcext:value-type="float">
            <text:p>210.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4144" calcext:value-type="float">
            <text:p>209.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072" calcext:value-type="float">
            <text:p>207.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576" calcext:value-type="float">
            <text:p>206.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32" calcext:value-type="float">
            <text:p>204.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3396" calcext:value-type="float">
            <text:p>203.1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64" calcext:value-type="float">
            <text:p>203.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4568" calcext:value-type="float">
            <text:p>202.6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344" calcext:value-type="float">
            <text:p>202.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75008" calcext:value-type="float">
            <text:p>202.3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9848" calcext:value-type="float">
            <text:p>201.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33888" calcext:value-type="float">
            <text:p>201.0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4288" calcext:value-type="float">
            <text:p>200.4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7408" calcext:value-type="float">
            <text:p>196.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5968" calcext:value-type="float">
            <text:p>195.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7952" calcext:value-type="float">
            <text:p>194.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2024" calcext:value-type="float">
            <text:p>192.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1524" calcext:value-type="float">
            <text:p>190.5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9896" calcext:value-type="float">
            <text:p>189.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284" calcext:value-type="float">
            <text:p>189.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63936" calcext:value-type="float">
            <text:p>188.4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38512" calcext:value-type="float">
            <text:p>187.7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64904" calcext:value-type="float">
            <text:p>187.0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30336" calcext:value-type="float">
            <text:p>186.3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176" calcext:value-type="float">
            <text:p>185.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404" calcext:value-type="float">
            <text:p>184.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6992" calcext:value-type="float">
            <text:p>183.1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0648" calcext:value-type="float">
            <text:p>182.7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91864" calcext:value-type="float">
            <text:p>181.7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63264" calcext:value-type="float">
            <text:p>181.5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6416" calcext:value-type="float">
            <text:p>181.6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2576" calcext:value-type="float">
            <text:p>181.3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9512" calcext:value-type="float">
            <text:p>180.4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7448" calcext:value-type="float">
            <text:p>179.9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85696" calcext:value-type="float">
            <text:p>179.6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77136" calcext:value-type="float">
            <text:p>179.7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98016" calcext:value-type="float">
            <text:p>179.1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9936" calcext:value-type="float">
            <text:p>179.3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0752" calcext:value-type="float">
            <text:p>178.9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79984" calcext:value-type="float">
            <text:p>178.1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2616" calcext:value-type="float">
            <text:p>177.9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7752" calcext:value-type="float">
            <text:p>177.8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74728" calcext:value-type="float">
            <text:p>177.2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72976" calcext:value-type="float">
            <text:p>176.9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3104" calcext:value-type="float">
            <text:p>176.4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21416" calcext:value-type="float">
            <text:p>175.9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1168" calcext:value-type="float">
            <text:p>175.4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71152" calcext:value-type="float">
            <text:p>174.5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0712" calcext:value-type="float">
            <text:p>174.8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19336" calcext:value-type="float">
            <text:p>174.5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01048" calcext:value-type="float">
            <text:p>174.5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141384" calcext:value-type="float">
            <text:p>174.1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69528" calcext:value-type="float">
            <text:p>173.7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89696" calcext:value-type="float">
            <text:p>173.5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98968" calcext:value-type="float">
            <text:p>173.0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03896" calcext:value-type="float">
            <text:p>172.9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632" calcext:value-type="float">
            <text:p>172.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9368" calcext:value-type="float">
            <text:p>172.4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15632" calcext:value-type="float">
            <text:p>172.3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21728" calcext:value-type="float">
            <text:p>172.3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0344" calcext:value-type="float">
            <text:p>172.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73544" calcext:value-type="float">
            <text:p>172.3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3024" calcext:value-type="float">
            <text:p>172.0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3192" calcext:value-type="float">
            <text:p>171.8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18224" calcext:value-type="float">
            <text:p>171.7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04864" calcext:value-type="float">
            <text:p>171.5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7192" calcext:value-type="float">
            <text:p>171.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73088" calcext:value-type="float">
            <text:p>171.7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7976" calcext:value-type="float">
            <text:p>171.2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8716" calcext:value-type="float">
            <text:p>171.5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8716" calcext:value-type="float">
            <text:p>171.5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3664" calcext:value-type="float">
            <text:p>171.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7536" calcext:value-type="float">
            <text:p>171.5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996" calcext:value-type="float">
            <text:p>171.1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5576" calcext:value-type="float">
            <text:p>171.1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80608" calcext:value-type="float">
            <text:p>170.9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89168" calcext:value-type="float">
            <text:p>170.8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91632" calcext:value-type="float">
            <text:p>170.7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84368" calcext:value-type="float">
            <text:p>170.5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59984" calcext:value-type="float">
            <text:p>170.5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38064" calcext:value-type="float">
            <text:p>170.4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25872" calcext:value-type="float">
            <text:p>170.4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13096" calcext:value-type="float">
            <text:p>170.3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85664" calcext:value-type="float">
            <text:p>170.2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32" calcext:value-type="float">
            <text:p>170.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19192" calcext:value-type="float">
            <text:p>170.3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36896" calcext:value-type="float">
            <text:p>170.2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42408" calcext:value-type="float">
            <text:p>170.1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6876" calcext:value-type="float">
            <text:p>170.07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65624" calcext:value-type="float">
            <text:p>169.9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04664" calcext:value-type="float">
            <text:p>169.9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85792" calcext:value-type="float">
            <text:p>169.7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504" calcext:value-type="float">
            <text:p>169.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74184" calcext:value-type="float">
            <text:p>169.8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1992" calcext:value-type="float">
            <text:p>169.8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10176" calcext:value-type="float">
            <text:p>169.8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1076" calcext:value-type="float">
            <text:p>169.9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67504" calcext:value-type="float">
            <text:p>169.7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08296" calcext:value-type="float">
            <text:p>170.0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9216" calcext:value-type="float">
            <text:p>169.7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1784" calcext:value-type="float">
            <text:p>169.7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786" calcext:value-type="float">
            <text:p>169.56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4832" calcext:value-type="float">
            <text:p>169.7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0448" calcext:value-type="float">
            <text:p>169.7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2536" calcext:value-type="float">
            <text:p>169.6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3288" calcext:value-type="float">
            <text:p>169.5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644" calcext:value-type="float">
            <text:p>169.6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31284" calcext:value-type="float">
            <text:p>169.53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9384" calcext:value-type="float">
            <text:p>169.5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8048" calcext:value-type="float">
            <text:p>169.5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8048" calcext:value-type="float">
            <text:p>169.5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3184" calcext:value-type="float">
            <text:p>169.4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9656" calcext:value-type="float">
            <text:p>169.4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26" calcext:value-type="float">
            <text:p>169.3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41368" calcext:value-type="float">
            <text:p>169.4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6608" calcext:value-type="float">
            <text:p>169.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2308" calcext:value-type="float">
            <text:p>169.4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29176" calcext:value-type="float">
            <text:p>169.4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5648" calcext:value-type="float">
            <text:p>169.3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6504" calcext:value-type="float">
            <text:p>169.3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0304" calcext:value-type="float">
            <text:p>169.3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8968" calcext:value-type="float">
            <text:p>169.2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88384" calcext:value-type="float">
            <text:p>169.1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8008" calcext:value-type="float">
            <text:p>169.2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91432" calcext:value-type="float">
            <text:p>169.1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51808" calcext:value-type="float">
            <text:p>169.1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15232" calcext:value-type="float">
            <text:p>169.1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05504" calcext:value-type="float">
            <text:p>169.0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8176" calcext:value-type="float">
            <text:p>169.0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9636" calcext:value-type="float">
            <text:p>168.9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9636" calcext:value-type="float">
            <text:p>168.9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444" calcext:value-type="float">
            <text:p>168.8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65296" calcext:value-type="float">
            <text:p>168.8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9952" calcext:value-type="float">
            <text:p>168.7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632" calcext:value-type="float">
            <text:p>168.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21456" calcext:value-type="float">
            <text:p>168.6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7176" calcext:value-type="float">
            <text:p>168.6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36112" calcext:value-type="float">
            <text:p>168.5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58032" calcext:value-type="float">
            <text:p>168.6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2584" calcext:value-type="float">
            <text:p>168.5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868" calcext:value-type="float">
            <text:p>168.5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51109415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772" calcext:value-type="float">
            <text:p>168.4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" meta:object-count="0"/>
    <meta:user-defined meta:name="AppVersion">3.0</meta:user-defined>
  </office:meta>
</office:document-meta>
</file>